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9f559" officeooo:paragraph-rsid="0009f559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ab946" officeooo:paragraph-rsid="000ab946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ext_20_body">
      <style:text-properties officeooo:rsid="00083a1a" officeooo:paragraph-rsid="00083a1a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ab946" officeooo:paragraph-rsid="000ab946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c6a0e" officeooo:paragraph-rsid="000c6a0e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c6b12" officeooo:paragraph-rsid="000c6b12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text-properties officeooo:rsid="000c6b12" officeooo:paragraph-rsid="000c6b12"/>
    </style:style>
    <style:style style:name="T1" style:family="text">
      <style:text-properties officeooo:rsid="00083a1a"/>
    </style:style>
    <style:style style:name="T2" style:family="text">
      <style:text-properties officeooo:rsid="000c6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rski Paul</text:p>
      <text:p text:style-name="P9">Sok Chanattan</text:p>
      <text:p text:style-name="P9">LU2IN013</text:p>
      <text:p text:style-name="P9"/>
      <text:p text:style-name="P10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<text:soft-page-break/>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3">L’utilisateur veut voir des 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3">L’utilisateur veut pouvoir <text:soft-page-break/>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5">L’utilisateur veut que les agents mangent.</text:p>
          </table:table-cell>
          <table:table-cell table:style-name="Table1.A12" office:value-type="string">
            <text:p text:style-name="P14">12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5">L’utilisateur veut voir la reproduction des agents (sexuelle <text:span text:style-name="T2">et</text:span> asexuelle)</text:p>
          </table:table-cell>
          <table:table-cell table:style-name="Table1.A12" office:value-type="string">
            <text:p text:style-name="P14">40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des mutations aléatoires, p.ex vitesse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pousser des plant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la propagation <text:soft-page-break/>des plant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13">L’utilisateur veut voir des plantes qui brûlent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13">L’utilisateur veut voir des plantes qui ne poussent pas tous à la même vitesse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des agents en flamm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les agents fuir les incendi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l’évolution des populations dans le monde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Godzilla émerger de <text:soft-page-break/>l’eau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l’effet de la haleine atomique de Godzilla sur les agents et plant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apparaître et disparaître Godzilla selon les conditions de l’environnement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de nouveaux éléments du terrain e.g. sable, rochers, neige.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  <table:table-row table:style-name="Table1.1">
          <table:table-cell table:style-name="Table1.A12" office:value-type="string">
            <text:p text:style-name="P6">L’utilisateur veut voir des écoulements d’eau/lave.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7"/>
          </table:table-cell>
          <table:table-cell table:style-name="Table1.A12" office:value-type="string">
            <text:p text:style-name="P7"/>
          </table:table-cell>
        </table:table-row>
      </table:table>
      <text:p text:style-name="Standard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4</meta:editing-cycles>
    <meta:creation-date>2022-02-17T10:42:00</meta:creation-date>
    <dc:date>2022-04-13T18:33:32.253784459</dc:date>
    <meta:editing-duration>P15DT22H25M30S</meta:editing-duration>
    <meta:generator>LibreOffice/7.2.2.2$MacOSX_X86_64 LibreOffice_project/02b2acce88a210515b4a5bb2e46cbfb63fe97d56</meta:generator>
    <meta:document-statistic meta:table-count="1" meta:image-count="0" meta:object-count="0" meta:page-count="5" meta:paragraph-count="83" meta:word-count="292" meta:character-count="1792" meta:non-whitespace-character-count="1583"/>
    <meta:user-defined meta:name="AppVersion">16.0000</meta:user-defined>
    <meta:template xlink:type="simple" xlink:actuate="onRequest" xlink:title="Normal.dotm" xlink:href=""/>
  </office:meta>
</office:document-meta>
</file>